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a7" officeooo:paragraph-rsid="001798a7"/>
    </style:style>
    <style:style style:name="P2" style:family="paragraph" style:parent-style-name="Standard">
      <style:text-properties officeooo:paragraph-rsid="001798a7"/>
    </style:style>
    <style:style style:name="T1" style:family="text">
      <style:text-properties officeooo:rsid="001798a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IDER(<text:span text:style-name="T2">NameP</text:span><text:span text:style-name="T3">, correu electrònic, NameI</text:span>)</text:p>
      <text:p text:style-name="P1"><text:tab/>on {NameI} referencia INGREDIENT</text:p>
      <text:p text:style-name="P1"><text:tab/>i admet VALORS NULS</text:p>
      <text:p text:style-name="P2">EXTERNAL-PROVIDER(<text:span text:style-name="T2">NameP, CIF</text:span>)</text:p>
      <text:p text:style-name="P2"><text:tab/><text:span text:style-name="T1">on {NameP} referencia PROVIDER</text:span></text:p>
      <text:p text:style-name="P1">INTERNAL-PROVIDER(<text:span text:style-name="T2">NameP</text:span><text:span text:style-name="T3">, CodeP1</text:span>)</text:p>
      <text:p text:style-name="P1"><text:tab/>on {NameP} referencia PROVIDER</text:p>
      <text:p text:style-name="P1">INGREDIENT(<text:span text:style-name="T2">NameI,</text:span><text:span text:style-name="T3"> Calorie</text:span>)</text:p>
      <text:p text:style-name="P1">RECIPE(<text:span text:style-name="T2">NameR</text:span><text:span text:style-name="T3">, Source, Cost</text:span>)</text:p>
      <text:p text:style-name="P1">RECIPE-MADE-OF(<text:span text:style-name="T2">NameR1, NameR2</text:span>)</text:p>
      <text:p text:style-name="P1"><text:tab/>on {NameR1} referencia RECIPE</text:p>
      <text:p text:style-name="P1"><text:tab/>i {NameR2} referencia RECIPE</text:p>
      <text:p text:style-name="P1">INGREDIENT-RECIPE(<text:span text:style-name="T2">NameR, NameI,</text:span> Quantity)</text:p>
      <text:p text:style-name="P1"><text:tab/>on {NameR} referencia RECIPE</text:p>
      <text:p text:style-name="P1"><text:tab/>i {NameI} referencia INGREDIENT</text:p>
      <text:p text:style-name="P1">DATA(<text:span text:style-name="T2">DataCooked</text:span>)</text:p>
      <text:p text:style-name="P1">DISH(<text:span text:style-name="T2">NameR, NumD,</text:span> Comment)</text:p>
      <text:p text:style-name="P1"><text:tab/>on {NameR} referencia RECIPE</text:p>
      <text:p text:style-name="P1">COOKED(<text:span text:style-name="T2">NameR, NumD, DataCooked,</text:span> ChefName)</text:p>
      <text:p text:style-name="P1"><text:tab/>on {NameR} referencia RECIPE,</text:p>
      <text:p text:style-name="P1"><text:tab/>{NumD} referencia DISH</text:p>
      <text:p text:style-name="P1"><text:tab/>i {DataCooked} referencia DA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1:22:02.662949618</meta:creation-date>
    <dc:date>2020-12-11T11:30:12.193676831</dc:date>
    <meta:editing-duration>PT8M9S</meta:editing-duration>
    <meta:editing-cycles>1</meta:editing-cycles>
    <meta:document-statistic meta:table-count="0" meta:image-count="0" meta:object-count="0" meta:page-count="1" meta:paragraph-count="22" meta:word-count="73" meta:character-count="657" meta:non-whitespace-character-count="594"/>
    <meta:generator>LibreOffice/6.4.3.2$Linux_X86_64 LibreOffice_project/40$Build-2</meta:generator>
  </office:meta>
</office:document-meta>
</file>